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MergePolicy.useCompoundDocStore( SegmentInfos 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MergePolicy.findMergesForOptimize( SegmentInfos infos , IndexWriter writer , int maxNumSegments , Set segmentsToOptimiz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5">
            <text:p text:style-name="Table_20_Contents">3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LogMergePolicy.getMaxMerge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MergePolicy.getUseCompoundDoc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MergePolicy.isOptimized( IndexWriter writer , SegmentInfo 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MergePolicy.setUseCompoundDocStore( boolean useCompoundDoc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MergePolicy.useCompoundFile( SegmentInfos infos , Segment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MergePolicy.getMerge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MergePolicy.getUseCompound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MergePolicy.message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MergePolicy.findMerges( SegmentInfos infos , IndexWriter write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6">
            <text:p text:style-name="Table_20_Contents">36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LogMergePolicy.isOptimized( SegmentInfos infos , IndexWriter writer , int maxNumSegments , Set segmentsToOptimiz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gMergePolicy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MergePolicy.setMergeFactor( int mergeFa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MergePolicy.findMergesToExpungeDeletes( SegmentInfos segmentInfos , IndexWriter wri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ogMergePolicy.setUseCompoundFile( boolean useCompound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MergePolicy.setMaxMergeDocs( int maxMergeDo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